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6_02-13-55_000.jpg</text:p>
          </table:table-cell>
          <table:table-cell table:style-name="ce12" office:value-type="string">
            <text:p>:m #*# RES / JVEMV6 64#140-7.3 / 『和田村操芝居不合書控』 / w=弘化～一時相崩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#*# RES / JVEMV6 64#140-7.3 / 『和田村操芝居不合書控』 / w=弘化～一時相崩 / p.~ / topic=~,other=~">
            <text:p>:m #*# RES / JVEMV6 64#140-7.3 / 『和田村操芝居不合書控』 / w=弘化～一時相崩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6_02-15-47_000.jpg</text:p>
          </table:table-cell>
          <table:table-cell table:style-name="ce12" office:value-type="string">
            <text:p>:m 記録 / お酒：飲んだ量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6_03-05-27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6_03-05-34_000.jpg</text:p>
          </table:table-cell>
          <table:table-cell table:style-name="ce19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6_10-00-02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6_12-22-11_000.jpg</text:p>
          </table:table-cell>
          <table:table-cell table:style-name="ce19" office:value-type="string">
            <text:p>:m RES #*# / free# JVEMV6 68#_157:1 / 68. theoretical-physics(tp) / w=~;,topics=微分方程式；線型、同次、２階(eman),other=~,s=~,i=~,doc=r-9-1~10.9#1.3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#*# / free# JVEMV6 68#_157:1 / 68. theoretical-physics(tp) / w=~;,topics=微分方程式；線型、同次、２階(eman),other=~,s=~,i=~,doc=r-9-1~10.9#1.3">
            <text:p>:m RES #*# / free# JVEMV6 68#_157:1 / 68. theoretical-physics(tp) / w=~;,topics=微分方程式；線型、同次、２階(eman),other=~,s=~,i=~,doc=r-9-1~10.9#1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6_14-28-02_000.jpg</text:p>
          </table:table-cell>
          <table:table-cell table:style-name="ce12" office:value-type="string">
            <text:p>:m #*# RES / JVEMV6 64#140-7.3 / 『和田村操芝居不合書控』 / w=破損～庵主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#*# RES / JVEMV6 64#140-7.3 / 『和田村操芝居不合書控』 / w=破損～庵主 / p.~ / topic=~,other=~">
            <text:p>:m #*# RES / JVEMV6 64#140-7.3 / 『和田村操芝居不合書控』 / w=破損～庵主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6_16-21-50_000.jpg</text:p>
          </table:table-cell>
          <table:table-cell table:style-name="ce19" office:value-type="string">
            <text:p>:m RES 1*2 / free# JVEMV6 68#_157:2 / 68. theoretical-physics(tp) / w=~;,topics=微分方程式；線型、同次、２階；ｎ階同次(eman),other=calc+,s=~,i=~,doc=r-9-1~10.9#5;r-9-1~10.11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68#_157:2 / 68. theoretical-physics(tp) / w=~;,topics=微分方程式；線型、同次、２階；ｎ階同次(eman),other=calc+,s=~,i=~,doc=r-9-1~10.9#5;r-9-1~10.11">
            <text:p>:m RES 1*2 / free# JVEMV6 68#_157:2 / 68. theoretical-physics(tp) / w=~;,topics=微分方程式；線型、同次、２階；ｎ階同次(eman),other=calc+,s=~,i=~,doc=r-9-1~10.9#5;r-9-1~10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6_16-22-24_000.jpg</text:p>
          </table:table-cell>
          <table:table-cell table:style-name="ce19" office:value-type="string">
            <text:p>:m RES 2*2 / free# JVEMV6 68#_157:2 / 68. theoretical-physics(tp) / w=~;,topics=微分方程式；ｎ階同次(eman),other=calc+,s=~,i=~,doc=r-9-1~10.11;r-9-1~10.10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68#_157:2 / 68. theoretical-physics(tp) / w=~;,topics=微分方程式；ｎ階同次(eman),other=calc+,s=~,i=~,doc=r-9-1~10.11;r-9-1~10.10">
            <text:p>:m RES 2*2 / free# JVEMV6 68#_157:2 / 68. theoretical-physics(tp) / w=~;,topics=微分方程式；ｎ階同次(eman),other=calc+,s=~,i=~,doc=r-9-1~10.11;r-9-1~10.1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6_18-59-24_000.mp4</text:p>
          </table:table-cell>
          <table:table-cell table:style-name="ce19" office:value-type="string">
            <text:p>:VIDEO / @自室 / 記録 / jap.flute / 演奏、play / R=1 / todays-melody,genr=~,for=~,Re+,other=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VIDEO / @自室 / 記録 / jap.flute / 演奏、play / R=1 / todays-melody,genr=~,for=~,Re+,other=~;sounds:~,file-id=~">
            <text:p>:VIDEO / @自室 / 記録 / jap.flute / 演奏、play / R=1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2022/01/17</text:date>, <text:time>01:0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7T01:03:10.03</dc:date>
    <dc:creator>iwabuchi ken</dc:creator>
    <meta:editing-duration>P42DT2H27M36S</meta:editing-duration>
    <meta:editing-cycles>14256</meta:editing-cycles>
    <meta:document-statistic meta:table-count="1" meta:cell-count="444" meta:object-count="0"/>
    <meta:user-defined meta:name="qrichtext">1</meta:user-defined>
  </office:meta>
</office:document-meta>
</file>